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0872" calcext:value-type="float">
            <text:p>46.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2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2104" calcext:value-type="float">
            <text:p>46.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8472" calcext:value-type="float">
            <text:p>45.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1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5048" calcext:value-type="float">
            <text:p>45.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5528" calcext:value-type="float">
            <text:p>46.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8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3232" calcext:value-type="float">
            <text:p>45.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532" calcext:value-type="float">
            <text:p>44.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77384" calcext:value-type="float">
            <text:p>43.0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5552" calcext:value-type="float">
            <text:p>42.1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9152" calcext:value-type="float">
            <text:p>44.2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09744" calcext:value-type="float">
            <text:p>42.9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28032" calcext:value-type="float">
            <text:p>42.9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200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02664" calcext:value-type="float">
            <text:p>39.6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1576" calcext:value-type="float">
            <text:p>40.0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4592" calcext:value-type="float">
            <text:p>39.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5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17176" calcext:value-type="float">
            <text:p>35.3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564901</text:p>
          </table:table-cell>
          <table:table-cell office:value-type="string" calcext:value-type="string">
            <text:p>199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52456" calcext:value-type="float">
            <text:p>35.65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